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7f65" officeooo:paragraph-rsid="001f7f65"/>
    </style:style>
    <style:style style:name="P2" style:family="paragraph" style:parent-style-name="Standard">
      <style:text-properties officeooo:rsid="0021323c" officeooo:paragraph-rsid="0021323c"/>
    </style:style>
    <style:style style:name="P3" style:family="paragraph" style:parent-style-name="Standard">
      <style:text-properties officeooo:rsid="00223313" officeooo:paragraph-rsid="00223313"/>
    </style:style>
    <style:style style:name="T1" style:family="text">
      <style:text-properties officeooo:rsid="0022e8b8"/>
    </style:style>
    <style:style style:name="T2" style:family="text">
      <style:text-properties officeooo:rsid="0022f5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s</text:p>
      <text:p text:style-name="P1"/>
      <text:p text:style-name="P1">Schedule creation</text:p>
      <text:p text:style-name="P1">Room request submission</text:p>
      <text:p text:style-name="P1">Schedule suggestion (optimal)</text:p>
      <text:p text:style-name="P1">Room request approval</text:p>
      <text:p text:style-name="P2">Schedule viewing/display </text:p>
      <text:p text:style-name="P2">Removal of reoccurring events</text:p>
      <text:p text:style-name="P2">Notify booked-person that event was cancelled </text:p>
      <text:p text:style-name="P2">Adjust booked-person permissions(time allowed)</text:p>
      <text:p text:style-name="P2"/>
      <text:p text:style-name="P2"/>
      <text:p text:style-name="P2"/>
      <text:p text:style-name="P1"/>
      <text:p text:style-name="P1"/>
      <text:p text:style-name="P2">Modules </text:p>
      <text:p text:style-name="P2"/>
      <text:p text:style-name="P2">Schedule creation module</text:p>
      <text:p text:style-name="P2"/>
      <text:p text:style-name="P2">Request submission module</text:p>
      <text:p text:style-name="P2"/>
      <text:p text:style-name="P2">Schedule viewing module</text:p>
      <text:p text:style-name="P2"/>
      <text:p text:style-name="P2">Request approval module</text:p>
      <text:p text:style-name="P2"/>
      <text:p text:style-name="P2">Notification module <text:s/></text:p>
      <text:p text:style-name="P2"/>
      <text:p text:style-name="P2"/>
      <text:p text:style-name="P2"/>
      <text:p text:style-name="P2"/>
      <text:p text:style-name="P2"/>
      <text:p text:style-name="P3">Conceptual Classes</text:p>
      <text:p text:style-name="P3"/>
      <text:p text:style-name="P3">-<text:span text:style-name="T1">Master </text:span>Schedule / <text:span text:style-name="T2">Space list</text:span></text:p>
      <text:p text:style-name="P3">-<text:span text:style-name="T1">Space </text:span></text:p>
      <text:p text:style-name="P3">-<text:span text:style-name="T1">Allotment Schedule</text:span></text:p>
      <text:p text:style-name="P3"/>
      <text:p text:style-name="P3">-User (Principle and Requester)</text:p>
      <text:p text:style-name="P3"/>
      <text:p text:style-name="P3">-Event/<text:span text:style-name="T1">Booking-- &gt; reoccurring event</text:span></text:p>
      <text:p text:style-name="P3">-Request</text:p>
      <text:p text:style-name="P3">-<text:span text:style-name="T1">Notification (prob not)</text:span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2:36:06.873275307</meta:creation-date>
    <dc:date>2017-10-13T13:37:54.357111902</dc:date>
    <meta:editing-duration>PT9M4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65" meta:character-count="540" meta:non-whitespace-character-count="492"/>
  </office:meta>
</office:document-meta>
</file>